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lection Results</text:span></text:p>
      <text:p text:style-name="P1"><text:span text:style-name="T1">-------------------------</text:span></text:p>
      <text:p text:style-name="P1"><text:span text:style-name="T1">Total Votes: 369,711</text:span></text:p>
      <text:p text:style-name="P1"><text:span text:style-name="T1">-------------------------</text:span></text:p>
      <text:p text:style-name="P1"><text:span text:style-name="T1">Jefferson: 10.5% (38,855)</text:span></text:p>
      <text:p text:style-name="P1"><text:span text:style-name="T1">Denver: 82.8% (306,055)</text:span></text:p>
      <text:p text:style-name="P1"><text:span text:style-name="T1">Arapahoe: 6.7% (24,801)</text:span></text:p>
      <text:p text:style-name="P1"><text:span text:style-name="T1">-------------------------</text:span></text:p>
      <text:p text:style-name="P1"><text:span text:style-name="T1">Largest Country Turnout: Denver</text:span></text:p>
      <text:p text:style-name="P1"><text:span text:style-name="T1">-------------------------</text:span></text:p>
      <text:p text:style-name="P1"><text:span text:style-name="T1">Charles Casper Stockham: 23.0% (85,213)</text:span></text:p>
      <text:p text:style-name="P1"><text:span text:style-name="T1">Diana DeGette: 73.8% (272,892)</text:span></text:p>
      <text:p text:style-name="P1"><text:span text:style-name="T1">Raymon Anthony Doane: 3.1% (11,606)</text:span></text:p>
      <text:p text:style-name="P1"><text:span text:style-name="T1">-------------------------</text:span></text:p>
      <text:p text:style-name="P1"><text:span text:style-name="T1">Winner: Diana DeGette</text:span></text:p>
      <text:p text:style-name="P1"><text:span text:style-name="T1">Winning Vote Count: 272,892</text:span></text:p>
      <text:p text:style-name="P1"><text:span text:style-name="T1">Winning Percentage: 73.8%</text:span></text:p>
      <text:p text:style-name="P1"><text:span text:style-name="T1">-------------------------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